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.ge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Statisti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mpositeCache.dispose( boolean fromRemot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CompositeCache.setRemoveCount( int remov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copyAuxiliaryRetrievedItemToMemory( ICache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Cache.getMatching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CompositeCache( String cacheName , ICompositeCacheAttributes cattr , IElement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Cache.localGetMultiple( Set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siteCach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ultiple( Set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ultipleFromAuxiliaryCaches( Set keys , boolean localOnl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mpositeCache.getRemov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emory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ultiple( Set keys , boolean localOnl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mpositeCache.local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Ke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setKeyMatcher( IKeyMatcher key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Cache.removeAll( boolean localOnl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mposite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updateAuxiliaries( ICacheElement cacheElement , boolean localOnly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CompositeCache.update( ICacheElement cacheElement , boolean localOnl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Cache.createMemoryCache( ICompositeCacheAttributes c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siteCache.localGetMatching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Upda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addElementEvent( IElementEventHandler hand , IElemen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.handleElementEvent( ICacheElement ce , int ev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ositeCache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pruneKeysFound( Set keys , Map foundEle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Cache.getMatchingFromMemory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Cache.getGroupKeys( String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Cache.getElementAttributes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ache.get( Serializable key , boolean localOnly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CompositeCache.remove( Serializable key , boolean localOnl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mpositeCache.getMatching( String pattern , boolean localOn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siteCache.getMultipleFromMemory( Set key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mpositeCache.sav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mpositeCache.spoolToDisk( ICacheElement c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ompositeCache.getMatchingFromAuxiliaryCaches( String pattern , boolean localOnl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mpositeCache.local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issCoun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isExpired( ICacheElement ele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mpositeCache.getElemen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setAuxCaches( AuxiliaryCache [ ] auxCach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.localGe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setCacheAttributes(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HitCountA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local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MissCount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processRetrievedElements( int i , Map elementsFromAuxilia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mpositeCache.setUpdateCount( int upda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HitCount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